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Index_20_1">
      <style:paragraph-properties>
        <style:tab-stops>
          <style:tab-stop style:position="16.999cm" style:type="right" style:leader-style="dotted" style:leader-text="."/>
        </style:tab-stops>
      </style:paragraph-properties>
    </style:style>
    <style:style style:name="P3" style:family="paragraph" style:parent-style-name="Index_20_Heading">
      <style:paragraph-properties fo:break-before="page"/>
    </style:style>
    <style:style style:name="P4" style:family="paragraph" style:parent-style-name="Index_20_1">
      <style:paragraph-properties>
        <style:tab-stops>
          <style:tab-stop style:position="16.999cm" style:type="right" style:leader-style="dotted" style:leader-text="."/>
        </style:tab-stops>
      </style:paragraph-properties>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Soft Page Break Alphabetical Index</text:h>
      <text:p text:style-name="Text_20_body">A <text:alphabetical-index-mark-start text:id="IMark421800812"/><text:alphabetical-index-mark-start text:id="IMark452686072"/>line<text:alphabetical-index-mark-end text:id="IMark452686072"/><text:alphabetical-index-mark-end text:id="IMark421800812"/>.</text:p>
      <text:h text:style-name="Heading_20_2" text:outline-level="2">Heading 2</text:h>
      <text:p text:style-name="Text_20_body">Another line</text:p>
      <text:h text:style-name="Heading_20_3" text:outline-level="3">Heading 3</text:h>
      <text:p text:style-name="Text_20_body">A line just before <text:alphabetical-index-mark-start text:id="IMark421800812"/>break<text:alphabetical-index-mark-end text:id="IMark421800812"/></text:p>
      <text:h text:style-name="Heading_20_3" text:outline-level="3">Heading 3</text:h>
      <text:p text:style-name="Text_20_body">A line with some <text:alphabetical-index-mark-start text:id="IMark421800812"/>words<text:alphabetical-index-mark-end text:id="IMark421800812"/></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 word.</text:p>
      <text:p text:style-name="Text_20_body">Word word word word word word word word word word word word word word word word word word word word word word word word word word word word word word word word word word word word word word word word word word.</text:p>
      <text:alphabetical-index text:style-name="Sect1" text:protected="true" text:name="Alphabetical Index1">
        <text:alphabetical-index-source text:main-entry-style-name="Main_20_index_20_entry" text:sort-algorithm="alphanumeric" fo:language="fr" fo:country="FR">
          <text:index-title-template text:style-name="Index_20_Heading">Alphabetical 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Alphabetical Index1_Head">
            <text:p text:style-name="Index_20_Heading">Alphabetical Index</text:p>
          </text:index-title>
          <text:p text:style-name="P2">break<text:tab/>1</text:p>
          <text:p text:style-name="P2"><text:soft-page-break/>line<text:tab/>1</text:p>
          <text:p text:style-name="P2">words<text:tab/>1</text:p>
        </text:index-body>
      </text:alphabetical-index>
      <text:p text:style-name="Standard">Last li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Vincent Spiewak</meta:initial-creator>
    <meta:creation-date>2009-06-25T15:40:04</meta:creation-date>
    <dc:date>2009-08-31T14:51:23</dc:date>
    <dc:creator>Vincent Spiewak</dc:creator>
    <meta:editing-duration>PT00H42M34S</meta:editing-duration>
    <meta:editing-cycles>4</meta:editing-cycles>
    <meta:generator>OpenOffice.org/3.1$Unix OpenOffice.org_project/310m11$Build-9399</meta:generator>
    <meta:document-statistic meta:table-count="0" meta:image-count="0" meta:object-count="0" meta:page-count="2" meta:paragraph-count="20" meta:word-count="458" meta:character-count="2285"/>
    <meta:user-defined meta:name="Info 1"/>
    <meta:user-defined meta:name="Info 2"/>
    <meta:user-defined meta:name="Info 3"/>
    <meta:user-defined meta:name="Info 4"/>
  </office:meta>
</office:document-meta>
</file>